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Aciclovir injection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2">
          <table:table-cell office:value-type="string">
            <text:p>Adefovir tablets</text:p>
          </table:table-cell>
          <table:table-cell office:value-type="string">
            <text:p>B</text:p>
          </table:table-cell>
          <table:table-cell/>
          <table:table-cell office:value-type="string">
            <text:p>Section 100 –Liver clinic only&lt;br&gt;Exception: Continuation of previously prescribed regimen in hospital</text:p>
          </table:table-cell>
        </table:table-row>
        <table:table-row table:style-name="ro1">
          <table:table-cell office:value-type="string">
            <text:p>Amikacin injection</text:p>
          </table:table-cell>
          <table:table-cell office:value-type="string">
            <text:p>C</text:p>
          </table:table-cell>
          <table:table-cell/>
          <table:table-cell office:value-type="string">
            <text:p>Gram-negative infection resistant to gentamicin and tobramycin, MDR TB, atypical mycobacteria. <text:s/>Refer to NTDTC: Gentamicin and Other Aminoglycosides Guideline for Adults and Children Twelve Years of Age and Older for dosing and monitoring information. </text:p>
          </table:table-cell>
        </table:table-row>
        <table:table-row table:style-name="ro1">
          <table:table-cell office:value-type="string">
            <text:p>Amphotericin Liposomal injection (Ambisome®)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Anidulafungin injection</text:p>
          </table:table-cell>
          <table:table-cell office:value-type="string">
            <text:p>C</text:p>
          </table:table-cell>
          <table:table-cell/>
          <table:table-cell office:value-type="string">
            <text:p>Non-formulary - order on request. May take up to 72 hours for supply - contact pharmacy for advice.</text:p>
          </table:table-cell>
        </table:table-row>
        <table:table-row table:style-name="ro2">
          <table:table-cell office:value-type="string">
            <text:p>Antiretrovirals</text:p>
          </table:table-cell>
          <table:table-cell office:value-type="string">
            <text:p>B</text:p>
          </table:table-cell>
          <table:table-cell/>
          <table:table-cell office:value-type="string">
            <text:p>Section 100 – specialist only HIV infection&lt;br&gt;Exception: Continuation of previously prescribed regimen in hospital</text:p>
          </table:table-cell>
        </table:table-row>
        <table:table-row table:style-name="ro1">
          <table:table-cell office:value-type="string">
            <text:p>Artemether with Lumefantrine tablets (Riamet®)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Artesunate injection</text:p>
          </table:table-cell>
          <table:table-cell office:value-type="string">
            <text:p>C</text:p>
          </table:table-cell>
          <table:table-cell/>
          <table:table-cell office:value-type="string">
            <text:p>SAS. Complicated Pl. falciparum infection as per Malaria guidelines.</text:p>
          </table:table-cell>
        </table:table-row>
        <table:table-row table:style-name="ro3">
          <table:table-cell office:value-type="string">
            <text:p>Azithromycin tablets and injection</text:p>
          </table:table-cell>
          <table:table-cell office:value-type="string">
            <text:p>B</text:p>
          </table:table-cell>
          <table:table-cell office:value-type="string">
            <text:p>RDH ED: Pelvic Inflammatory Disease – Treatment &lt;br&gt;RDH ED: Treatment of Sexually Transmitted Diseases &lt;br&gt;OLE_LINK3OLE_LINK4RDH Maternity: Pelvic Inflammatory Disease</text:p>
          </table:table-cell>
          <table:table-cell office:value-type="string">
            <text:p>Exception: Single dose for treatment of chlamydial infections eg. urethritis, cervicitis, trachoma. </text:p>
          </table:table-cell>
        </table:table-row>
        <table:table-row table:style-name="ro1">
          <table:table-cell office:value-type="string">
            <text:p>Aztreonam injection</text:p>
          </table:table-cell>
          <table:table-cell office:value-type="string">
            <text:p>C</text:p>
          </table:table-cell>
          <table:table-cell/>
          <table:table-cell office:value-type="string">
            <text:p>Where aminoglycoside therapy is contraindicated or resistant gram negative infections.</text:p>
          </table:table-cell>
        </table:table-row>
        <table:table-row table:style-name="ro1">
          <table:table-cell office:value-type="string">
            <text:p>Bacitracin</text:p>
          </table:table-cell>
          <table:table-cell office:value-type="string">
            <text:p>B</text:p>
          </table:table-cell>
          <table:table-cell/>
          <table:table-cell office:value-type="string">
            <text:p>Alternative treatment for Clostridium difficile infection. Non-formulary - order on request. May take up to 72 hours for supply - contact pharmacy for advice.</text:p>
          </table:table-cell>
        </table:table-row>
        <table:table-row table:style-name="ro2">
          <table:table-cell office:value-type="string">
            <text:p>Boceprevir</text:p>
          </table:table-cell>
          <table:table-cell office:value-type="string">
            <text:p>B</text:p>
          </table:table-cell>
          <table:table-cell/>
          <table:table-cell office:value-type="string">
            <text:p>Section 100 <text:s/>- Liver clinic only&lt;br&gt;Exception: Continuation of previously prescribed regimen in hospital</text:p>
          </table:table-cell>
        </table:table-row>
        <table:table-row table:style-name="ro1">
          <table:table-cell office:value-type="string">
            <text:p>Caspofungin injection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Cefepime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Cefotaxime</text:p>
          </table:table-cell>
          <table:table-cell office:value-type="string">
            <text:p>A</text:p>
          </table:table-cell>
          <table:table-cell/>
          <table:table-cell office:value-type="string">
            <text:p>Exception: Paediatrics</text:p>
          </table:table-cell>
        </table:table-row>
        <table:table-row table:style-name="ro4">
          <table:table-cell office:value-type="string">
            <text:p>Ceftazidime injection</text:p>
          </table:table-cell>
          <table:table-cell office:value-type="string">
            <text:p>A</text:p>
          </table:table-cell>
          <table:table-cell office:value-type="string">
            <text:p>RDH IFD: Management of Febrile Neutropenia &lt;br&gt;RDH IFD: Melioidosis Guidelines for Use in the Northern Territory &lt;br&gt;RDH ED: Peritoneal Dialysis Patients &lt;br&gt;NT Renal Services: Peritoneal Dialysis: Step-By-Step Guide To The Initial Treatment Of Peritonitis (Urban)&lt;br&gt;NT Renal Services: Peritoneal Dialysis - The Treatment Of Adult Peritonitis</text:p>
          </table:table-cell>
          <table:table-cell/>
        </table:table-row>
        <table:table-row table:style-name="ro5">
          <table:table-cell office:value-type="string">
            <text:p>Ceftriaxone injection</text:p>
          </table:table-cell>
          <table:table-cell office:value-type="string">
            <text:p>A</text:p>
          </table:table-cell>
          <table:table-cell office:value-type="string">
            <text:p>RDH IFD: The 2012 Revised Antibiotic Guideline for ADULT Community-Acquired Pneumonia in the Top End of the Northern Territory&lt;br&gt;RDH ED: Pelvic Inflammatory Disease – Treatment &lt;br&gt;RDH ED: Treatment of Sexually Transmitted Diseases &lt;br&gt;RDH Maternity: Pelvic Inflammatory Disease</text:p>
          </table:table-cell>
          <table:table-cell office:value-type="string">
            <text:p><text:s/>Exception: <text:s/>Doses <text:s/>&lt;= 2g / day.</text:p>
          </table:table-cell>
        </table:table-row>
        <table:table-row table:style-name="ro2">
          <table:table-cell office:value-type="string">
            <text:p>Cidofovir</text:p>
          </table:table-cell>
          <table:table-cell office:value-type="string">
            <text:p>C</text:p>
          </table:table-cell>
          <table:table-cell/>
          <table:table-cell office:value-type="string">
            <text:p>Section 100 – Specialist Only. &lt;br&gt;Non-formulary - order on request. May take up to 72 hours for supply - contact pharmacy for advice.</text:p>
          </table:table-cell>
        </table:table-row>
        <table:table-row table:style-name="ro2">
          <table:table-cell office:value-type="string">
            <text:p>Ciprofloxacin injection &amp; tablets</text:p>
          </table:table-cell>
          <table:table-cell office:value-type="string">
            <text:p>B</text:p>
          </table:table-cell>
          <table:table-cell office:value-type="string">
            <text:p>RDH IFD: Management of Febrile Neutropenia&lt;br&gt;Radiation Oncology Unit – Insertion of fiducial markers into the prostate (prophylaxis) </text:p>
          </table:table-cell>
          <table:table-cell office:value-type="string">
            <text:p>Where oral therapy is indicated for infection caused by a gram-negative organism resistant to ampicillin, amoxycillin-clavulanic acid, cephazolin, cotrimoxazole and nitrofurantoin. Where oral therapy is indicated for management of gram-negative septic arthritis, joint/bone infection, penetrating eye injury, prostatitis, typhoid fever (known to be sensitive).&lt;br&gt;Exception: Meningococcal prophylaxis. </text:p>
          </table:table-cell>
        </table:table-row>
        <table:table-row table:style-name="ro2">
          <table:table-cell office:value-type="string">
            <text:p>Clarithromycin tablets</text:p>
          </table:table-cell>
          <table:table-cell office:value-type="string">
            <text:p>A</text:p>
          </table:table-cell>
          <table:table-cell/>
          <table:table-cell office:value-type="string">
            <text:p>Section 100 – Mycobacterium Avium infections.&lt;br&gt;Exception: <text:s/>Helicobacter pylori eradication.</text:p>
          </table:table-cell>
        </table:table-row>
        <table:table-row table:style-name="ro2">
          <table:table-cell office:value-type="string">
            <text:p>Clindamycin capsules</text:p>
          </table:table-cell>
          <table:table-cell office:value-type="string">
            <text:p>A</text:p>
          </table:table-cell>
          <table:table-cell/>
          <table:table-cell office:value-type="string">
            <text:p>Consider when metronidazole is ineffective or contraindicated, or for gram-positive cocci infection that cannot be safely or effectively treated with a penicillin or cephalosporin.&lt;br&gt;Note: Lincomycin injection has replaced Clindamycin injection on the NT formulary. </text:p>
          </table:table-cell>
        </table:table-row>
        <table:table-row table:style-name="ro1">
          <table:table-cell office:value-type="string">
            <text:p>Clofazamine tablets</text:p>
          </table:table-cell>
          <table:table-cell office:value-type="string">
            <text:p>B</text:p>
          </table:table-cell>
          <table:table-cell/>
          <table:table-cell office:value-type="string">
            <text:p>Leprosy SAS</text:p>
          </table:table-cell>
        </table:table-row>
        <table:table-row table:style-name="ro1">
          <table:table-cell office:value-type="string">
            <text:p>Colistin Nebulised Solution</text:p>
          </table:table-cell>
          <table:table-cell office:value-type="string">
            <text:p>B</text:p>
          </table:table-cell>
          <table:table-cell/>
          <table:table-cell office:value-type="string">
            <text:p>For inhalation only in Pseudomonas Aeruginosa respiratory infections </text:p>
          </table:table-cell>
        </table:table-row>
        <table:table-row table:style-name="ro1">
          <table:table-cell office:value-type="string">
            <text:p>Colistin Injection</text:p>
          </table:table-cell>
          <table:table-cell office:value-type="string">
            <text:p>C</text:p>
          </table:table-cell>
          <table:table-cell/>
          <table:table-cell office:value-type="string">
            <text:p>Treatment of multi-drug resistant Gram-negative bacterial infections</text:p>
          </table:table-cell>
        </table:table-row>
        <table:table-row table:style-name="ro1">
          <table:table-cell office:value-type="string">
            <text:p>Dapsone tablets</text:p>
          </table:table-cell>
          <table:table-cell office:value-type="string">
            <text:p>B</text:p>
          </table:table-cell>
          <table:table-cell/>
          <table:table-cell office:value-type="string">
            <text:p>Leprosy pack is SAS.</text:p>
          </table:table-cell>
        </table:table-row>
        <table:table-row table:style-name="ro1">
          <table:table-cell office:value-type="string">
            <text:p>Daptomycin injection</text:p>
          </table:table-cell>
          <table:table-cell office:value-type="string">
            <text:p>C</text:p>
          </table:table-cell>
          <table:table-cell/>
          <table:table-cell office:value-type="string">
            <text:p>Non-formulary - order on request. May take up to 72 hours for supply - contact pharmacy for advice.</text:p>
          </table:table-cell>
        </table:table-row>
        <table:table-row table:style-name="ro1">
          <table:table-cell office:value-type="string">
            <text:p>Doxycycline injection</text:p>
          </table:table-cell>
          <table:table-cell office:value-type="string">
            <text:p>B</text:p>
          </table:table-cell>
          <table:table-cell/>
          <table:table-cell office:value-type="string">
            <text:p>SAS Category A.</text:p>
          </table:table-cell>
        </table:table-row>
        <table:table-row table:style-name="ro2">
          <table:table-cell office:value-type="string">
            <text:p>Entecavir tablets</text:p>
          </table:table-cell>
          <table:table-cell office:value-type="string">
            <text:p>B</text:p>
          </table:table-cell>
          <table:table-cell/>
          <table:table-cell office:value-type="string">
            <text:p>Section 100 – Liver clinic only&lt;br&gt;Exception: Continuation of previously prescribed regimen in hospital</text:p>
          </table:table-cell>
        </table:table-row>
        <table:table-row table:style-name="ro1">
          <table:table-cell office:value-type="string">
            <text:p>Ertapenem injection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Ethambutol tablets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Famciclovir tablets</text:p>
          </table:table-cell>
          <table:table-cell office:value-type="string">
            <text:p>B</text:p>
          </table:table-cell>
          <table:table-cell office:value-type="string">
            <text:p>RDH ED: Treatment of Sexually Transmitted Diseases</text:p>
          </table:table-cell>
          <table:table-cell/>
        </table:table-row>
        <table:table-row table:style-name="ro1">
          <table:table-cell office:value-type="string">
            <text:p>Fluconazole injection &amp; capsules</text:p>
          </table:table-cell>
          <table:table-cell office:value-type="string">
            <text:p>A</text:p>
          </table:table-cell>
          <table:table-cell office:value-type="string">
            <text:p>RDH Medicine: Antifungal Prophylaxis In Haematology Patients</text:p>
          </table:table-cell>
          <table:table-cell office:value-type="string">
            <text:p>Exception: Haematology/Oncology for treatment and secondary prophylaxis of oropharyngeal candidiasis.</text:p>
          </table:table-cell>
        </table:table-row>
        <table:table-row table:style-name="ro1">
          <table:table-cell office:value-type="string">
            <text:p>Flucytosine injection and capsules</text:p>
          </table:table-cell>
          <table:table-cell office:value-type="string">
            <text:p>B</text:p>
          </table:table-cell>
          <table:table-cell/>
          <table:table-cell office:value-type="string">
            <text:p>Ordered on request. Capsules SAS. <text:s/></text:p>
          </table:table-cell>
        </table:table-row>
        <table:table-row table:style-name="ro1">
          <table:table-cell office:value-type="string">
            <text:p>Fosfomycin Granules for Solution</text:p>
          </table:table-cell>
          <table:table-cell office:value-type="string">
            <text:p>B</text:p>
          </table:table-cell>
          <table:table-cell/>
          <table:table-cell office:value-type="string">
            <text:p>Treatment of multi-drug resistant Urinary Tract Infections</text:p>
          </table:table-cell>
        </table:table-row>
        <table:table-row table:style-name="ro1">
          <table:table-cell office:value-type="string">
            <text:p>Fusidic acid (sodium fusidate) tablets</text:p>
          </table:table-cell>
          <table:table-cell office:value-type="string">
            <text:p>B</text:p>
          </table:table-cell>
          <table:table-cell/>
          <table:table-cell office:value-type="string">
            <text:p>For treatment of proven staphylococcal infection (MRSA) in combination with another appropriate antibiotic.</text:p>
          </table:table-cell>
        </table:table-row>
        <table:table-row table:style-name="ro1">
          <table:table-cell office:value-type="string">
            <text:p>Ganciclovir</text:p>
          </table:table-cell>
          <table:table-cell office:value-type="string">
            <text:p>C</text:p>
          </table:table-cell>
          <table:table-cell/>
          <table:table-cell office:value-type="string">
            <text:p>Section 100 – Specialist Only. <text:s/>Reconstituted interstate - ordered on request. May take up to 72 hours for supply. Contact pharmacy for advice.</text:p>
          </table:table-cell>
        </table:table-row>
        <table:table-row table:style-name="ro1">
          <table:table-cell office:value-type="string">
            <text:p>Gentamicin</text:p>
          </table:table-cell>
          <table:table-cell office:value-type="string">
            <text:p>A</text:p>
          </table:table-cell>
          <table:table-cell/>
          <table:table-cell office:value-type="string">
            <text:p>Refer to NTDTC: Gentamicin &amp; Other Aminoglycosides Guideline for Adults &amp; Children Twelve Years of Age and Older for dosing and monitoring guidelines. </text:p>
          </table:table-cell>
        </table:table-row>
        <table:table-row table:style-name="ro1">
          <table:table-cell office:value-type="string">
            <text:p>Interferon alpha injection</text:p>
          </table:table-cell>
          <table:table-cell office:value-type="string">
            <text:p>C</text:p>
          </table:table-cell>
          <table:table-cell/>
          <table:table-cell office:value-type="string">
            <text:p>Section 100 – specialist only</text:p>
          </table:table-cell>
        </table:table-row>
        <table:table-row table:style-name="ro1">
          <table:table-cell office:value-type="string">
            <text:p>Itraconazole capsules &amp; oral solution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3">
          <table:table-cell office:value-type="string">
            <text:p>Ivermectin tablets</text:p>
          </table:table-cell>
          <table:table-cell office:value-type="string">
            <text:p>B</text:p>
          </table:table-cell>
          <table:table-cell/>
          <table:table-cell office:value-type="string">
            <text:p>All use of ivermectin requires IFD approval. <text:s/>Refer to the following guidelines for information: &lt;br&gt;RDH IFD: Medical - Ivermectin (Crusted Scabies) Protocol &lt;br&gt;RDH IFD: Medical - Prevention of Opportunistic Infections in Immunosuppressed Patients in the Top End</text:p>
          </table:table-cell>
        </table:table-row>
        <table:table-row table:style-name="ro2">
          <table:table-cell office:value-type="string">
            <text:p>Lamivudine tablets</text:p>
          </table:table-cell>
          <table:table-cell office:value-type="string">
            <text:p>B</text:p>
          </table:table-cell>
          <table:table-cell/>
          <table:table-cell office:value-type="string">
            <text:p>Section 100 – IFD or liver clinic only&lt;br&gt;Exception: Continuation of previously prescribed regimen in hospital</text:p>
          </table:table-cell>
        </table:table-row>
        <table:table-row table:style-name="ro1">
          <table:table-cell office:value-type="string">
            <text:p>Linezolid injection, tablets &amp; suspension</text:p>
          </table:table-cell>
          <table:table-cell office:value-type="string">
            <text:p>C</text:p>
          </table:table-cell>
          <table:table-cell/>
          <table:table-cell office:value-type="string">
            <text:p>Tablets &amp; suspension ordered on request. May take up to 72 hours for supply - contact pharmacy for advice.</text:p>
          </table:table-cell>
        </table:table-row>
        <table:table-row table:style-name="ro2">
          <table:table-cell office:value-type="string">
            <text:p>Lincomycin injection</text:p>
          </table:table-cell>
          <table:table-cell office:value-type="string">
            <text:p>B</text:p>
          </table:table-cell>
          <table:table-cell office:value-type="string">
            <text:p>RDH Maternity: Preterm Prelabour Rupture of Membranes.&lt;br&gt;GDH Maternity: PROM and GBS management.</text:p>
          </table:table-cell>
          <table:table-cell office:value-type="string">
            <text:p>Lincomycin injection has replaced Clindamycin injection on the NT formulary. <text:s/>Refer to NT Pharmacy: Lincomycin Dosing and Administration for dosing advice. </text:p>
          </table:table-cell>
        </table:table-row>
        <table:table-row table:style-name="ro1">
          <table:table-cell office:value-type="string">
            <text:p>Lopinavir &amp; Ritonavir (Kaletra®)</text:p>
          </table:table-cell>
          <table:table-cell office:value-type="string">
            <text:p>B</text:p>
          </table:table-cell>
          <table:table-cell office:value-type="string">
            <text:p>RDH Infection Control: Occupational Exposure Management</text:p>
          </table:table-cell>
          <table:table-cell/>
        </table:table-row>
        <table:table-row table:style-name="ro2">
          <table:table-cell office:value-type="string">
            <text:p>Meropenem injection</text:p>
          </table:table-cell>
          <table:table-cell office:value-type="string">
            <text:p>B</text:p>
          </table:table-cell>
          <table:table-cell office:value-type="string">
            <text:p>RDH IFD: Management of Febrile Neutropenia &lt;br&gt;RDH IFD: Initial Management of Severe Sepsis In Adults</text:p>
          </table:table-cell>
          <table:table-cell/>
        </table:table-row>
        <table:table-row table:style-name="ro1">
          <table:table-cell office:value-type="string">
            <text:p>Moxifloxacin tablets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3">
          <table:table-cell office:value-type="string">
            <text:p>Mupirocin ointment (nasal &amp; topical)</text:p>
          </table:table-cell>
          <table:table-cell office:value-type="string">
            <text:p>B</text:p>
          </table:table-cell>
          <table:table-cell office:value-type="string">
            <text:p>NT Renal Services: Peritoneal Dialysis - Treatment of exit site infection&lt;br&gt;NT Renal Services: Peritoneal Dialysis - Exit site care&lt;br&gt;RDH Orthopaedics / Medicine / Operating Theatre :Post Operative Infection Reduction Strategy for Patients Undergoing Elective Insertion of Prosthetic Joint Replacement</text:p>
          </table:table-cell>
          <table:table-cell office:value-type="string">
            <text:p>Exception: Decolonisation prior to cardiac surgery.&lt;br&gt;</text:p>
          </table:table-cell>
        </table:table-row>
        <table:table-row table:style-name="ro1">
          <table:table-cell office:value-type="string">
            <text:p>Norfloxacin tablets</text:p>
          </table:table-cell>
          <table:table-cell office:value-type="string">
            <text:p>A</text:p>
          </table:table-cell>
          <table:table-cell/>
          <table:table-cell office:value-type="string">
            <text:p>Consider for treatment of complicated UTI with proven resistant organism. </text:p>
          </table:table-cell>
        </table:table-row>
        <table:table-row table:style-name="ro1">
          <table:table-cell office:value-type="string">
            <text:p>Oseltamivir (and Zanamivir)</text:p>
          </table:table-cell>
          <table:table-cell office:value-type="string">
            <text:p>A</text:p>
          </table:table-cell>
          <table:table-cell office:value-type="string">
            <text:p>RDH: Guideline for Influenza Management during Influenza Season <text:s/></text:p>
          </table:table-cell>
          <table:table-cell office:value-type="string">
            <text:p>Zanamivir non-formulary.</text:p>
          </table:table-cell>
        </table:table-row>
        <table:table-row table:style-name="ro1">
          <table:table-cell office:value-type="string">
            <text:p>Paromomycin</text:p>
          </table:table-cell>
          <table:table-cell office:value-type="string">
            <text:p>B</text:p>
          </table:table-cell>
          <table:table-cell/>
          <table:table-cell office:value-type="string">
            <text:p>SAS</text:p>
          </table:table-cell>
        </table:table-row>
        <table:table-row table:style-name="ro2">
          <table:table-cell office:value-type="string">
            <text:p>Peginterferon alfa-2a</text:p>
          </table:table-cell>
          <table:table-cell office:value-type="string">
            <text:p>B</text:p>
          </table:table-cell>
          <table:table-cell/>
          <table:table-cell office:value-type="string">
            <text:p>Section 100 –Liver clinic only&lt;br&gt;Exception: Continuation of previously prescribed regimen in hospital</text:p>
          </table:table-cell>
        </table:table-row>
        <table:table-row table:style-name="ro2">
          <table:table-cell office:value-type="string">
            <text:p>Peginterferon alfa-2b</text:p>
          </table:table-cell>
          <table:table-cell office:value-type="string">
            <text:p>B</text:p>
          </table:table-cell>
          <table:table-cell/>
          <table:table-cell office:value-type="string">
            <text:p>Section 100 –Liver clinic only&lt;br&gt;Exception: Continuation of previously prescribed regimen in hospital</text:p>
          </table:table-cell>
        </table:table-row>
        <table:table-row table:style-name="ro1">
          <table:table-cell office:value-type="string">
            <text:p>Pentamidine injection</text:p>
          </table:table-cell>
          <table:table-cell office:value-type="string">
            <text:p>B</text:p>
          </table:table-cell>
          <table:table-cell/>
          <table:table-cell office:value-type="string">
            <text:p>Treatment or prophylaxis of Pneumocystis carinii infection. Ordered on request.</text:p>
          </table:table-cell>
        </table:table-row>
        <table:table-row table:style-name="ro2">
          <table:table-cell office:value-type="string">
            <text:p>Piperacillin &amp; Tazobactam (Tazocin®)</text:p>
          </table:table-cell>
          <table:table-cell office:value-type="string">
            <text:p>A </text:p>
          </table:table-cell>
          <table:table-cell office:value-type="string">
            <text:p>RDH IFD: Management of Febrile Neutropenia &lt;br&gt;RDH IFD: Initial Management of Severe Sepsis In Adults</text:p>
          </table:table-cell>
          <table:table-cell office:value-type="string">
            <text:p>Exception: Diabetic foot infections for up to 14 days </text:p>
          </table:table-cell>
        </table:table-row>
        <table:table-row table:style-name="ro1">
          <table:table-cell office:value-type="string">
            <text:p>Posaconazole suspension</text:p>
          </table:table-cell>
          <table:table-cell office:value-type="string">
            <text:p>C</text:p>
          </table:table-cell>
          <table:table-cell office:value-type="string">
            <text:p>RDH Medicine: Antifungal Prophylaxis In Haematology Patients</text:p>
          </table:table-cell>
          <table:table-cell/>
        </table:table-row>
        <table:table-row table:style-name="ro1">
          <table:table-cell office:value-type="string">
            <text:p>Praziquantel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Primaquine tablets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Pristinamycin capsules</text:p>
          </table:table-cell>
          <table:table-cell office:value-type="string">
            <text:p>B</text:p>
          </table:table-cell>
          <table:table-cell/>
          <table:table-cell office:value-type="string">
            <text:p>SAS</text:p>
          </table:table-cell>
        </table:table-row>
        <table:table-row table:style-name="ro2">
          <table:table-cell office:value-type="string">
            <text:p>Ribavirin tablets</text:p>
          </table:table-cell>
          <table:table-cell office:value-type="string">
            <text:p>B</text:p>
          </table:table-cell>
          <table:table-cell/>
          <table:table-cell office:value-type="string">
            <text:p>Section 100 –Liver clinic only&lt;br&gt;Exception: Continuation of previously prescribed regimen in hospital</text:p>
          </table:table-cell>
        </table:table-row>
        <table:table-row table:style-name="ro2">
          <table:table-cell office:value-type="string">
            <text:p>Rifabutin capsules</text:p>
          </table:table-cell>
          <table:table-cell office:value-type="string">
            <text:p>B</text:p>
          </table:table-cell>
          <table:table-cell/>
          <table:table-cell office:value-type="string">
            <text:p>For use in combination with other antimicrobials for treatment of infection by susceptible organism.&lt;br&gt;Section 100 – specialist only.</text:p>
          </table:table-cell>
        </table:table-row>
        <table:table-row table:style-name="ro1">
          <table:table-cell office:value-type="string">
            <text:p>Rifampicin capsules, syrup or injection</text:p>
          </table:table-cell>
          <table:table-cell office:value-type="string">
            <text:p>B</text:p>
          </table:table-cell>
          <table:table-cell/>
          <table:table-cell office:value-type="string">
            <text:p>Must be used in combination with other antimicrobials for treatment of infection by Tuberculosis, MRSA, Staphylococcus Aureus associated with prosthetic material..</text:p>
          </table:table-cell>
        </table:table-row>
        <table:table-row table:style-name="ro1">
          <table:table-cell office:value-type="string">
            <text:p>Streptomycin injection</text:p>
          </table:table-cell>
          <table:table-cell office:value-type="string">
            <text:p>B</text:p>
          </table:table-cell>
          <table:table-cell/>
          <table:table-cell office:value-type="string">
            <text:p>SAS Category A.</text:p>
          </table:table-cell>
        </table:table-row>
        <table:table-row table:style-name="ro2">
          <table:table-cell office:value-type="string">
            <text:p>Telaprevir tablets</text:p>
          </table:table-cell>
          <table:table-cell office:value-type="string">
            <text:p>B</text:p>
          </table:table-cell>
          <table:table-cell/>
          <table:table-cell office:value-type="string">
            <text:p>Section 100 <text:s/>- Liver clinic only&lt;br&gt;Exception: Continuation of previously prescribed regimen in hospital</text:p>
          </table:table-cell>
        </table:table-row>
        <table:table-row table:style-name="ro1">
          <table:table-cell office:value-type="string">
            <text:p>Teicoplanin injection</text:p>
          </table:table-cell>
          <table:table-cell office:value-type="string">
            <text:p>B</text:p>
          </table:table-cell>
          <table:table-cell/>
          <table:table-cell office:value-type="string">
            <text:p>For patients intolerant to vancomycin.</text:p>
          </table:table-cell>
        </table:table-row>
        <table:table-row table:style-name="ro2">
          <table:table-cell office:value-type="string">
            <text:p>Tenofovir tablets</text:p>
          </table:table-cell>
          <table:table-cell office:value-type="string">
            <text:p>B</text:p>
          </table:table-cell>
          <table:table-cell/>
          <table:table-cell office:value-type="string">
            <text:p>Section 100 – IFD or liver clinic only&lt;br&gt;Exception: Continuation of previously prescribed regimen in hospital</text:p>
          </table:table-cell>
        </table:table-row>
        <table:table-row table:style-name="ro1">
          <table:table-cell office:value-type="string">
            <text:p>Tenofovir &amp; Emtricitabine (Truvada®)</text:p>
          </table:table-cell>
          <table:table-cell office:value-type="string">
            <text:p>B</text:p>
          </table:table-cell>
          <table:table-cell office:value-type="string">
            <text:p>RDH Infection Control: Occupational Exposure Management</text:p>
          </table:table-cell>
          <table:table-cell/>
        </table:table-row>
        <table:table-row table:style-name="ro1">
          <table:table-cell office:value-type="string">
            <text:p>Terbinafine tablets </text:p>
          </table:table-cell>
          <table:table-cell office:value-type="string">
            <text:p>B</text:p>
          </table:table-cell>
          <table:table-cell/>
          <table:table-cell office:value-type="string">
            <text:p>For infection unresponsive to conventional therapy. Fungal elements confirmed by microscopy ± culture.</text:p>
          </table:table-cell>
        </table:table-row>
        <table:table-row table:style-name="ro1">
          <table:table-cell office:value-type="string">
            <text:p>Tigecycline injection</text:p>
          </table:table-cell>
          <table:table-cell office:value-type="string">
            <text:p>C</text:p>
          </table:table-cell>
          <table:table-cell/>
          <table:table-cell office:value-type="string">
            <text:p>Non-formulary - order on request. May take up to 72 hours for supply - contact pharmacy for advice.</text:p>
          </table:table-cell>
        </table:table-row>
        <table:table-row table:style-name="ro1">
          <table:table-cell office:value-type="string">
            <text:p>Tobramycin injection and inhaled</text:p>
          </table:table-cell>
          <table:table-cell office:value-type="string">
            <text:p>B</text:p>
          </table:table-cell>
          <table:table-cell/>
          <table:table-cell office:value-type="string">
            <text:p>Restricted to infections due to gentamicin resistant gram negative bacilli and chest infection in cystic fibrosis. </text:p>
          </table:table-cell>
        </table:table-row>
        <table:table-row table:style-name="ro2">
          <table:table-cell office:value-type="string">
            <text:p>Valaciclovir tablets</text:p>
          </table:table-cell>
          <table:table-cell office:value-type="string">
            <text:p>B</text:p>
          </table:table-cell>
          <table:table-cell office:value-type="string">
            <text:p>RDH ED: Treatment of Sexually Transmitted Diseases</text:p>
          </table:table-cell>
          <table:table-cell office:value-type="string">
            <text:p>Exception: Eye clinic for herpetic eye infections&lt;br&gt;Exception: Prophylaxis with highly immunosuppressive chemotherapy.</text:p>
          </table:table-cell>
        </table:table-row>
        <table:table-row table:style-name="ro2">
          <table:table-cell office:value-type="string">
            <text:p>Valganciclovir tablets</text:p>
          </table:table-cell>
          <table:table-cell office:value-type="string">
            <text:p>B</text:p>
          </table:table-cell>
          <table:table-cell/>
          <table:table-cell office:value-type="string">
            <text:p>Section 100 – Specialist only&lt;br&gt;Exception: Prevention of CMV disease post transplant.</text:p>
          </table:table-cell>
        </table:table-row>
        <table:table-row table:style-name="ro5">
          <table:table-cell office:value-type="string">
            <text:p>Vancomycin, injection</text:p>
          </table:table-cell>
          <table:table-cell office:value-type="string">
            <text:p>A</text:p>
          </table:table-cell>
          <table:table-cell office:value-type="string">
            <text:p>RDH IFD: Management of Febrile Neutropenia &lt;br&gt;RDH IFD: Initial Management of Severe Sepsis In Adults&lt;br&gt;RDH IFD: Management Of Staphylococcus Aureus Bacteraemia In Haemodialysis Patients&lt;br&gt;RDH IFD: Management Of Staphylococcus aureus Bacteraemia </text:p>
          </table:table-cell>
          <table:table-cell office:value-type="string">
            <text:p>Stat doses of vancomycin are using during peritoneal dialysis catheter insertion (refer to renal unit protocols). &lt;br&gt;&lt;br&gt;Refer to NTDTC: Vancomycin Guideline for Adults and Children for dosing and monitoring guidelines.</text:p>
          </table:table-cell>
        </table:table-row>
        <table:table-row table:style-name="ro1">
          <table:table-cell office:value-type="string">
            <text:p>Vancomycin, oral </text:p>
          </table:table-cell>
          <table:table-cell office:value-type="string">
            <text:p>B</text:p>
          </table:table-cell>
          <table:table-cell/>
          <table:table-cell office:value-type="string">
            <text:p>Alternative treatment of Clostridium difficile infection. Non-formulary - order on request. May take up to 72 hours for supply - contact pharmacy for advice.</text:p>
          </table:table-cell>
        </table:table-row>
        <table:table-row table:style-name="ro1">
          <table:table-cell office:value-type="string">
            <text:p>Voriconazole injection, tablets and suspension.</text:p>
          </table:table-cell>
          <table:table-cell office:value-type="string">
            <text:p>C</text:p>
          </table:table-cell>
          <table:table-cell/>
          <table:table-cell office:value-type="string">
            <text:p>Suspension ordered on request - may take several days for supply. Contact pharmacy for advice. </text:p>
          </table:table-cell>
        </table:table-row>
        <table:table-row table:style-name="ro1" table:number-rows-repeated="104850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Shanks</meta:initial-creator>
    <meta:creation-date>2014-05-24T13:27:28</meta:creation-date>
    <meta:generator>LibreOffice/4.0.2.2$Linux_X86_64 LibreOffice_project/400m0$Build-2</meta:generator>
    <meta:document-statistic meta:table-count="1" meta:cell-count="221" meta:object-count="0"/>
  </office:meta>
</office:document-meta>
</file>